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7.717cm"/>
    </style:style>
    <style:style style:name="co4" style:family="table-column">
      <style:table-column-properties fo:break-before="auto" style:column-width="11.848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3.032cm"/>
    </style:style>
    <style:style style:name="co7" style:family="table-column">
      <style:table-column-properties fo:break-before="auto" style:column-width="11.83cm"/>
    </style:style>
    <style:style style:name="co8" style:family="table-column">
      <style:table-column-properties fo:break-before="auto" style:column-width="6.137cm"/>
    </style:style>
    <style:style style:name="co9" style:family="table-column">
      <style:table-column-properties fo:break-before="auto" style:column-width="7.58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69a2e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4"/>
        <table:table-column table:style-name="co6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16375" table:default-cell-style-name="ce4"/>
        <table:table-row table:style-name="ro1">
          <table:table-cell table:style-name="ce1" office:value-type="string" calcext:value-type="string">
            <text:p>SL.NO</text:p>
          </table:table-cell>
          <table:table-cell table:style-name="ce1" office:value-type="string" calcext:value-type="string">
            <text:p>Bug ID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Description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Severity/Priority</text:p>
          </table:table-cell>
          <table:table-cell table:style-name="ce5" office:value-type="string" calcext:value-type="string">
            <text:p>Steps to Reproduce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Actual Result</text:p>
          </table:table-cell>
          <table:table-cell table:style-name="ce8" table:number-columns-repeated="1637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D-001</text:p>
          </table:table-cell>
          <table:table-cell table:style-name="ce6" office:value-type="string" calcext:value-type="string">
            <text:p>I couldn’t Logout from the account</text:p>
          </table:table-cell>
          <table:table-cell table:style-name="ce6" office:value-type="string" calcext:value-type="string">
            <text:p>I couldn’t logout from my email account after Signed In during execution. </text:p>
            <text:p>But same happens manually. Logout functionality not working </text:p>
            <text:p>Properly during execution</text:p>
          </table:table-cell>
          <table:table-cell table:style-name="ce3" office:value-type="string" calcext:value-type="string">
            <text:p>OS : Windows 10 Pro</text:p>
            <text:p>OS Build: OS * 19045.5198</text:p>
            <text:p>Browser: Chrome/Firefox</text:p>
          </table:table-cell>
          <table:table-cell table:style-name="ce3" office:value-type="string" calcext:value-type="string">
            <text:p>Major/High</text:p>
          </table:table-cell>
          <table:table-cell table:style-name="ce6" office:value-type="string" calcext:value-type="string">
            <text:p>Step 1: Open the VS code</text:p>
            <text:p>Step 2: Create a project</text:p>
            <text:p>Step 3: Start to write a script</text:p>
            <text:p>Step 4: Inspect the logout element using element locators from HTML</text:p>
            <text:p>Step 5: Write the script for logout </text:p>
            <text:p>Step 6: Open the cypress via VS code terminal after completed the script</text:p>
            <text:p>Step 7: Run the script in Cypress window</text:p>
            <text:p/>
          </table:table-cell>
          <table:table-cell table:style-name="ce6" office:value-type="string" calcext:value-type="string">
            <text:p>I should logout from </text:p>
            <text:p>Their account after Signed In</text:p>
          </table:table-cell>
          <table:table-cell table:style-name="ce6" office:value-type="string" calcext:value-type="string">
            <text:p>I couldn’t logout from their account. </text:p>
            <text:p>Also getting error like Tried to find the element </text:p>
            <text:p>For about 4000 ms. But never found it”</text:p>
          </table:table-cell>
          <table:table-cell table:style-name="ce9" table:number-columns-repeated="16375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ID-002</text:p>
          </table:table-cell>
          <table:table-cell table:style-name="ce6" office:value-type="string" calcext:value-type="string">
            <text:p>I couldn’t find the scanners element(Stocks,Crypto, Forex) </text:p>
            <text:p>During execution</text:p>
          </table:table-cell>
          <table:table-cell table:style-name="ce6" office:value-type="string" calcext:value-type="string">
            <text:p>I couldn’t find the scanners element during execution even though the locator is valid. </text:p>
            <text:p>I am getting error like “Tried to find the element for about 4000ms. </text:p>
            <text:p>But never found it” </text:p>
          </table:table-cell>
          <table:table-cell table:style-name="ce3" office:value-type="string" calcext:value-type="string">
            <text:p>OS : Windows 10 Pro</text:p>
            <text:p>OS Build: OS * 19045.5198</text:p>
            <text:p>Browser: Chrome/Firefox</text:p>
          </table:table-cell>
          <table:table-cell table:style-name="ce3" office:value-type="string" calcext:value-type="string">
            <text:p>Major/High</text:p>
          </table:table-cell>
          <table:table-cell table:style-name="ce6" office:value-type="string" calcext:value-type="string">
            <text:p>Step 1: Open the VS code</text:p>
            <text:p>Step 2: Create a project</text:p>
            <text:p>Step 3: Start to write a script</text:p>
            <text:p>Step 4: Inspect the scanners element(Stocks,Crypto,Forex) using </text:p>
            <text:p>Element locators from HTML</text:p>
            <text:p>Step 5: Write a script for access the above mentioned function </text:p>
            <text:p>Step 6: Open the cypress via VS code terminal after completed the script</text:p>
            <text:p>Step 7: Run the script in Cypress window</text:p>
            <text:p/>
          </table:table-cell>
          <table:table-cell table:style-name="ce6" office:value-type="string" calcext:value-type="string">
            <text:p>I should able to access the scanners </text:p>
            <text:p>Element during execution</text:p>
          </table:table-cell>
          <table:table-cell table:style-name="ce6" office:value-type="string" calcext:value-type="string">
            <text:p>I couldn’t access the element during execution. </text:p>
            <text:p>Also getting error like “Tried to find the element </text:p>
            <text:p>For about 4000 ms. But never found it”</text:p>
          </table:table-cell>
          <table:table-cell table:style-name="ce9" table:number-columns-repeated="16375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ID-003</text:p>
          </table:table-cell>
          <table:table-cell table:style-name="ce6" office:value-type="string" calcext:value-type="string">
            <text:p>I couldn’t find the Pricing  element </text:p>
            <text:p>During execution</text:p>
          </table:table-cell>
          <table:table-cell table:style-name="ce6" office:value-type="string" calcext:value-type="string">
            <text:p>I couldn’t find the Pricing element during execution even though the locator is valid. </text:p>
            <text:p>I am getting error like “Tried to find the element for about 4000ms. </text:p>
            <text:p>But never found it” </text:p>
          </table:table-cell>
          <table:table-cell table:style-name="ce3" office:value-type="string" calcext:value-type="string">
            <text:p>OS : Windows 10 Pro</text:p>
            <text:p>OS Build: OS * 19045.5198</text:p>
            <text:p>Browser: Chrome/Firefox</text:p>
          </table:table-cell>
          <table:table-cell table:style-name="ce3" office:value-type="string" calcext:value-type="string">
            <text:p>Major/High</text:p>
          </table:table-cell>
          <table:table-cell table:style-name="ce6" office:value-type="string" calcext:value-type="string">
            <text:p>Step 1: Open the VS code</text:p>
            <text:p>Step 2: Create a project</text:p>
            <text:p>Step 3: Start to write a script</text:p>
            <text:p>Step 4: Inspect the Pricing element using </text:p>
            <text:p>Element locators from HTML</text:p>
            <text:p>Step 5: Write a script for access the above mentioned function </text:p>
            <text:p>Step 6: Open the cypress via VS code terminal after completed the script</text:p>
            <text:p>Step 7: Run the script in Cypress window</text:p>
            <text:p/>
          </table:table-cell>
          <table:table-cell table:style-name="ce6" office:value-type="string" calcext:value-type="string">
            <text:p>I should able to access the </text:p>
            <text:p>Pricing element during execution</text:p>
          </table:table-cell>
          <table:table-cell table:style-name="ce6" office:value-type="string" calcext:value-type="string">
            <text:p>I couldn’t access the element during execution. </text:p>
            <text:p>Also getting error like “Tried to find the element </text:p>
            <text:p>For about 4000 ms. But never found it”</text:p>
          </table:table-cell>
          <table:table-cell table:style-name="ce9" table:number-columns-repeated="16375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ID-004</text:p>
          </table:table-cell>
          <table:table-cell table:style-name="ce6" office:value-type="string" calcext:value-type="string">
            <text:p>I couldn’t get a proper information for </text:p>
            <text:p>Put and Patch request</text:p>
          </table:table-cell>
          <table:table-cell table:style-name="ce6" office:value-type="string" calcext:value-type="string">
            <text:p>I couldn’t get a proper response for Put and Patch request after updated </text:p>
            <text:p>The request for which I need response</text:p>
          </table:table-cell>
          <table:table-cell table:style-name="ce3" office:value-type="string" calcext:value-type="string">
            <text:p>OS : Windows 10 Pro</text:p>
            <text:p>OS Build: OS * 19045.5198</text:p>
            <text:p>Application: Postman</text:p>
          </table:table-cell>
          <table:table-cell table:style-name="ce3" office:value-type="string" calcext:value-type="string">
            <text:p>Critical/High</text:p>
          </table:table-cell>
          <table:table-cell table:style-name="ce6" office:value-type="string" calcext:value-type="string">
            <text:p>Step 1: Open the Postman application</text:p>
            <text:p>Step 2: Create a new collection</text:p>
            <text:p>Step 3: Add a new request for the collection</text:p>
            <text:p>Step 4: Change the request type to Put or Patch from default get</text:p>
            <text:p>Step 5: Given the Url corresponding to the Put or Patch with the particular</text:p>
            <text:p>User detail in the box next to request type</text:p>
            <text:p>Step 6: Add the content by selecting body placed below to the Url box</text:p>
            <text:p>Step 7: Update the content as your wish</text:p>
            <text:p>Step 8: Hit the send button  </text:p>
          </table:table-cell>
          <table:table-cell table:style-name="ce6" office:value-type="string" calcext:value-type="string">
            <text:p>I should get the response as </text:p>
            <text:p>200 or 201 OK </text:p>
          </table:table-cell>
          <table:table-cell table:style-name="ce6" office:value-type="string" calcext:value-type="string">
            <text:p>I couldn’t get the response 200 or 201 OK. </text:p>
            <text:p>Getting response as “403 Forbidden”</text:p>
          </table:table-cell>
          <table:table-cell table:style-name="ce9" table:number-columns-repeated="1637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ID-005</text:p>
          </table:table-cell>
          <table:table-cell table:style-name="ce6" office:value-type="string" calcext:value-type="string">
            <text:p>I couldn’t get a proper information for Delete </text:p>
            <text:p>Request</text:p>
          </table:table-cell>
          <table:table-cell table:style-name="ce6" office:value-type="string" calcext:value-type="string">
            <text:p>I couldn’t get a proper response for delete request for which I </text:p>
            <text:p>Need to delete</text:p>
          </table:table-cell>
          <table:table-cell table:style-name="ce3" office:value-type="string" calcext:value-type="string">
            <text:p>OS : Windows 10 Pro</text:p>
            <text:p>OS Build: OS * 19045.5198</text:p>
            <text:p>Application: Postman</text:p>
          </table:table-cell>
          <table:table-cell table:style-name="ce3" office:value-type="string" calcext:value-type="string">
            <text:p>Critical/High</text:p>
          </table:table-cell>
          <table:table-cell table:style-name="ce6" office:value-type="string" calcext:value-type="string">
            <text:p>Step 1: Open the Postman application</text:p>
            <text:p>Step 2: Create a new collection</text:p>
            <text:p>Step 3: Add a new request for the collection</text:p>
            <text:p>Step 4: Change the request type to Delete from default get</text:p>
            <text:p>Step 5: Given the Url corresponding to the Delete with the particular</text:p>
            <text:p>User detail in the box next to request type</text:p>
            <text:p>Step 6: Add the content by selecting body placed below to the Url box</text:p>
            <text:p>Step 7: Hit the send button  </text:p>
          </table:table-cell>
          <table:table-cell table:style-name="ce6" office:value-type="string" calcext:value-type="string">
            <text:p>I should get the response as </text:p>
            <text:p>200 or 201 OK </text:p>
          </table:table-cell>
          <table:table-cell table:style-name="ce6" office:value-type="string" calcext:value-type="string">
            <text:p>I couldn’t get the response 200 or 201 OK. </text:p>
            <text:p>Getting response as “403 Forbidden”</text:p>
          </table:table-cell>
          <table:table-cell table:style-name="ce9" table:number-columns-repeated="16375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10" table:default-cell-style-name="Default"/>
        <table:table-row table:style-name="ro1">
          <table:table-cell office:value-type="string" calcext:value-type="string">
            <text:p>Logout functionality not working properly during automation testing</text:p>
          </table:table-cell>
        </table:table-row>
        <table:table-row table:style-name="ro1">
          <table:table-cell office:value-type="string" calcext:value-type="string">
            <text:p>Element present in the dom but couldn’t find the element during execution even though the locator is valid</text:p>
          </table:table-cell>
        </table:table-row>
        <table:table-row table:style-name="ro1">
          <table:table-cell office:value-type="string" calcext:value-type="string">
            <text:p>Put and Patch functions are not working properly . Getting error “403 forbidden”</text:p>
          </table:table-cell>
        </table:table-row>
        <table:table-row table:style-name="ro1">
          <table:table-cell office:value-type="string" calcext:value-type="string">
            <text:p>Delete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 style:data-style-name="N2" text:time-value="15:20:00.7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21:29:38.944000000</meta:creation-date>
    <dc:date>2024-11-27T16:25:26.189000000</dc:date>
    <meta:editing-duration>PT29M3S</meta:editing-duration>
    <meta:editing-cycles>6</meta:editing-cycles>
    <meta:generator>LibreOffice/24.8.3.2$Windows_X86_64 LibreOffice_project/48a6bac9e7e268aeb4c3483fcf825c94556d9f92</meta:generator>
    <meta:document-statistic meta:table-count="2" meta:cell-count="58" meta:object-count="0"/>
  </office:meta>
</office:document-meta>
</file>